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3041" officeooo:paragraph-rsid="00193041"/>
    </style:style>
    <style:style style:name="P2" style:family="paragraph" style:parent-style-name="Standard">
      <style:text-properties officeooo:rsid="001bd443" officeooo:paragraph-rsid="001bd443"/>
    </style:style>
    <style:style style:name="T1" style:family="text">
      <style:text-properties officeooo:rsid="00193041"/>
    </style:style>
    <style:style style:name="T2" style:family="text">
      <style:text-properties officeooo:rsid="001a7a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ycholas Victor Hayashida de Oliveira (CP3025721)</text:p>
      <text:p text:style-name="P1">Gustavo Fabrício Nascimento Rosa (CP3022048) </text:p>
      <text:p text:style-name="Standard"/>
      <text:p text:style-name="Standard"/>
      <text:p text:style-name="Standard">1) Suponha que você fosse projetar uma arquitetura de computador avançada que realizasse</text:p>
      <text:p text:style-name="Standard">chaveamento de processos em hardware, em vez de interrupções. De qual informação a CPU</text:p>
      <text:p text:style-name="Standard">precisaria? Descreva como o processo de chaveamento por hardware poderia funcionar.</text:p>
      <text:p text:style-name="Standard"/>
      <text:p text:style-name="Standard">CPU precisaria de informações sobre o estado atual dos processos em execução, como os registradores, a tabela de páginas de memória e o contador de programa;</text:p>
      <text:p text:style-name="Standard"><text:tab/>O processo de chaveamento por hardware poderia funcionar monitorando constantemente eventos que acionam a necessidade de troca de processos, como o término de uma instrução ou uma operação de E/S completada.</text:p>
      <text:p text:style-name="Standard"/>
      <text:p text:style-name="Standard"/>
      <text:p text:style-name="Standard">2) Presuma que você esteja tentando baixar um arquivo grande de 2 GB da internet. O arquivo está</text:p>
      <text:p text:style-name="Standard">disponível a partir de um conjunto de servidores espelho, cada um deles capaz de fornecer um</text:p>
      <text:p text:style-name="Standard">subconjunto dos bytes do arquivo; presuma que uma determinada solicitação especifique os bytes</text:p>
      <text:p text:style-name="Standard">de início e fim do arquivo. Explique como você poderia usar os threads para melhorar o tempo de</text:p>
      <text:p text:style-name="Standard">download.</text:p>
      <text:p text:style-name="Standard"/>
      <text:p text:style-name="Standard">Podemos criar um conjunto de threads, onde cada thread será responsável por baixar uma parte específica do arquivo. Por exemplo, se tivermos 10 partes, podemos ter 10 threads.</text:p>
      <text:p text:style-name="Standard"/>
      <text:p text:style-name="Standard"/>
      <text:p text:style-name="Standard">3) No texto, descrevemos um servidor web multithread, mostrando por que ele é melhor do que</text:p>
      <text:p text:style-name="Standard">um servidor de thread único e um servidor de máquina de estado finito. Existe alguma</text:p>
      <text:p text:style-name="Standard">circunstância na qual um servidor de thread único possa ser melhor? Dê um exemplo.</text:p>
      <text:p text:style-name="Standard"/>
      <text:p text:style-name="Standard"><text:span text:style-name="T1">Sim , </text:span>exemplo disso é quando o sistema não tem muitos recursos disponíveis ou quando a complexidade do servidor é muito baixa para justificar a sobrecarga de gerenciamento de múltiplos threads, <text:span text:style-name="T1">um exemplo pode ser aderido ao um pequeno sistema web implementado para atender um pequena quantidade de solicitações em uma rede local.</text:span></text:p>
      <text:p text:style-name="Standard"/>
      <text:p text:style-name="Standard"/>
      <text:p text:style-name="Standard"/>
      <text:p text:style-name="Standard">4) Neste problema, você deve comparar a leitura de um arquivo usando um servidor de</text:p>
      <text:p text:style-name="Standard">arquivos de um thread único e um servidor com múltiplos threads. São necessários 12 ms</text:p>
      <text:p text:style-name="Standard">para obter uma requisição de trabalho, despachá-la e realizar o resto do processamento,</text:p>
      <text:p text:style-name="Standard">presumindo que os dados necessários estejam na cache de blocos. Se uma operação de</text:p>
      <text:p text:style-name="Standard">disco for necessária, como é o caso em um terço das vezes, 75 ms adicionais são</text:p>
      <text:p text:style-name="Standard">necessários, tempo em que o thread repousa. Quantas requisições/segundo o servidor</text:p>
      <text:p text:style-name="Standard">consegue lidar se ele tiver um único thread? E se ele for multithread?</text:p>
      <text:p text:style-name="Standard"/>
      <text:p text:style-name="Standard"><text:span text:style-name="Strong_20_Emphasis">Servidor de um único thread</text:span>: <text:span text:style-name="T2">aproximadamente </text:span>27.03 requisições por segundo.</text:p>
      <text:p text:style-name="Standard"/>
      <text:p text:style-name="Standard"><text:span text:style-name="Strong_20_Emphasis">Servidor com múltiplos threads</text:span>: <text:span text:style-name="T2">consegue lidar com requisições ilimitadas, só se possuir recursos de hardware adequados.</text:span></text:p>
      <text:p text:style-name="Standard"/>
      <text:p text:style-name="Standard"/>
      <text:p text:style-name="Standard"/>
      <text:p text:style-name="Standard"/>
      <text:p text:style-name="Standard"><text:soft-page-break/>5) Quando um computador está sendo desenvolvido, normalmente ele é primeiro simulado</text:p>
      <text:p text:style-name="Standard">por um programa que executa uma instrução de cada vez. Mesmo multiprocessadores</text:p>
      <text:p text:style-name="Standard">são simulados de maneira estritamente sequencial. É possível que uma condição de</text:p>
      <text:p text:style-name="Standard">corrida ocorra quando não há eventos simultâneos como nesses casos?</text:p>
      <text:p text:style-name="Standard"/>
      <text:p text:style-name="Standard"><text:span text:style-name="Strong_20_Emphasis">Concorrência de threads ou processos</text:span>: Embora a simulação possa ser estritamente sequencial, se houver múltiplos threads ou processos em execução simultânea</text:p>
      <text:p text:style-name="Standard"/>
      <text:p text:style-name="Standard"><text:span text:style-name="Strong_20_Emphasis">Acesso a recursos compartilhados</text:span>: Se houver acesso concorrente a recursos compartilhados, como arquivos, sockets de rede, bancos de dados, etc.</text:p>
      <text:p text:style-name="Standard"/>
      <text:p text:style-name="Standard"><text:span text:style-name="Strong_20_Emphasis">Interrupções de hardware ou software</text:span>: Mesmo em simulações sequenciais, as interrupções podem ser simuladas, e se não forem tratadas corretamente, podem levar a condições de corrida.</text:p>
      <text:p text:style-name="Standard"/>
      <text:p text:style-name="Standard"/>
      <text:p text:style-name="Standard">6) Suponha que temos um sistema de transmissão de mensagens usando caixas de</text:p>
      <text:p text:style-name="Standard">correio. Quando envia para uma caixa de correio cheia ou tenta receber de uma vazia,</text:p>
      <text:p text:style-name="Standard">um processo não bloqueia. Em vez disso, ele recebe de volta um código de erro. O</text:p>
      <text:p text:style-name="Standard">processo responde ao código de erro apenas tentando de novo, repetidas vezes, até</text:p>
      <text:p text:style-name="Standard">ter sucesso. Esse esquema leva a condições de corrida?</text:p>
      <text:p text:style-name="Standard"/>
      <text:p text:style-name="Standard"><text:span text:style-name="Strong_20_Emphasis">Atrasos na resposta ao código de erro</text:span>: Se um processo receber um código de erro ao tentar enviar ou receber uma mensagem e, em seguida, tentar novamente.</text:p>
      <text:p text:style-name="Standard"/>
      <text:p text:style-name="Standard"><text:span text:style-name="Strong_20_Emphasis">Concorrência de recebimento</text:span>: Da mesma forma, se vários processos estiverem tentando receber mensagens da mesma caixa de correio ao mesmo tempo.</text:p>
      <text:p text:style-name="Standard"/>
      <text:p text:style-name="Standard"><text:span text:style-name="Strong_20_Emphasis">Concorrência de acesso</text:span>: Se vários processos estiverem tentando enviar mensagens para a mesma caixa de correio ao mesmo tempo, pode ocorrer uma condição de corrida.</text:p>
      <text:p text:style-name="Standard"/>
      <text:p text:style-name="Standard"/>
      <text:p text:style-name="Standard">8) Considere o fragmento de código C seguinte:</text:p>
      <text:p text:style-name="Standard">void main( ) {</text:p>
      <text:p text:style-name="Standard">fork( );</text:p>
      <text:p text:style-name="Standard">fork( );</text:p>
      <text:p text:style-name="Standard">exit( );</text:p>
      <text:p text:style-name="Standard">}</text:p>
      <text:p text:style-name="Standard">Quantos processos filho serão criados no total?</text:p>
      <text:p text:style-name="Standard"/>
      <text:p text:style-name="P2">4 pois o Fork é chamado 2 vezes.</text:p>
      <text:p text:style-name="P2"/>
      <text:p text:style-name="P2"/>
      <text:p text:style-name="P2">9) É possível determinar se um processo é propenso a se tornar limitado pela CPU ou limitado</text:p>
      <text:p text:style-name="P2">pela E/S analisando o código fonte? Como isso pode ser determinado no tempo de execução?</text:p>
      <text:p text:style-name="P2"/>
      <text:p text:style-name="P2">Se o código fonte contém principalmente operações de computação intensiva, como loops complexos ou cálculos matemáticos pesados, é provável que o processo seja limitado pela CPU.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10:25:16.556851442</meta:creation-date>
    <dc:date>2024-04-04T10:50:23.325166627</dc:date>
    <meta:editing-duration>PT4M16S</meta:editing-duration>
    <meta:editing-cycles>1</meta:editing-cycles>
    <meta:document-statistic meta:table-count="0" meta:image-count="0" meta:object-count="0" meta:page-count="2" meta:paragraph-count="52" meta:word-count="765" meta:character-count="4773" meta:non-whitespace-character-count="4058"/>
    <meta:generator>LibreOffice/7.3.7.2$Linux_X86_64 LibreOffice_project/30$Build-2</meta:generator>
  </office:meta>
</office:document-meta>
</file>